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427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1.595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EtatCivi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 style:rotation-align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VilleMTP_MTP_EtatCiv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243" table:default-cell-style-name="Default"/>
        <table:table-row table:style-name="ro1">
          <table:table-cell table:style-name="ce1"/>
          <table:table-cell table:style-name="ce2" office:value-type="string">
            <text:p>JANVIER</text:p>
          </table:table-cell>
          <table:table-cell table:style-name="ce2" office:value-type="string">
            <text:p>FÉVRIER</text:p>
          </table:table-cell>
          <table:table-cell table:style-name="ce2" office:value-type="string">
            <text:p>MARS</text:p>
          </table:table-cell>
          <table:table-cell table:style-name="ce2" office:value-type="string">
            <text:p>AVRIL</text:p>
          </table:table-cell>
          <table:table-cell table:style-name="ce2" office:value-type="string">
            <text:p>MAI</text:p>
          </table:table-cell>
          <table:table-cell table:style-name="ce2" office:value-type="string">
            <text:p>JUIN</text:p>
          </table:table-cell>
          <table:table-cell table:style-name="ce2" office:value-type="string">
            <text:p>JUILLET</text:p>
          </table:table-cell>
          <table:table-cell table:style-name="ce2" office:value-type="string">
            <text:p>AOÛT</text:p>
          </table:table-cell>
          <table:table-cell table:style-name="ce2" office:value-type="string">
            <text:p>SEPTEMBRE</text:p>
          </table:table-cell>
          <table:table-cell table:style-name="ce2" office:value-type="string">
            <text:p>OCTOBRE</text:p>
          </table:table-cell>
          <table:table-cell table:style-name="ce2" office:value-type="string">
            <text:p>NOVEMBRE</text:p>
          </table:table-cell>
          <table:table-cell table:style-name="ce2" office:value-type="string">
            <text:p>DÉCEMBRE</text:p>
          </table:table-cell>
          <table:table-cell table:style-name="ce5" office:value-type="string">
            <text:p>TOTAL</text:p>
          </table:table-cell>
          <table:table-cell table:number-columns-repeated="242"/>
        </table:table-row>
        <table:table-row table:style-name="ro1">
          <table:table-cell table:style-name="ce1"/>
          <table:table-cell table:style-name="ce2" office:value-type="float" office:value="2013" table:number-columns-spanned="12" table:number-rows-spanned="1">
            <text:p>2013</text:p>
          </table:table-cell>
          <table:covered-table-cell table:number-columns-repeated="11" table:style-name="ce2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table:formula="of:=281+455" office:value-type="float" office:value="736">
            <text:p>736</text:p>
          </table:table-cell>
          <table:table-cell table:style-name="ce1" table:formula="of:=256+418" office:value-type="float" office:value="674">
            <text:p>674</text:p>
          </table:table-cell>
          <table:table-cell table:style-name="ce1" table:formula="of:=280+447" office:value-type="float" office:value="727">
            <text:p>727</text:p>
          </table:table-cell>
          <table:table-cell table:style-name="ce1" table:formula="of:=226+459" office:value-type="float" office:value="685">
            <text:p>685</text:p>
          </table:table-cell>
          <table:table-cell table:style-name="ce1" table:formula="of:=265+487" office:value-type="float" office:value="752">
            <text:p>752</text:p>
          </table:table-cell>
          <table:table-cell table:style-name="ce1" table:formula="of:=270+474" office:value-type="float" office:value="744">
            <text:p>744</text:p>
          </table:table-cell>
          <table:table-cell table:style-name="ce1" table:formula="of:=300+515" office:value-type="float" office:value="815">
            <text:p>815</text:p>
          </table:table-cell>
          <table:table-cell table:style-name="ce1" table:formula="of:=300+487" office:value-type="float" office:value="787">
            <text:p>787</text:p>
          </table:table-cell>
          <table:table-cell table:style-name="ce1" table:formula="of:=294+476" office:value-type="float" office:value="770">
            <text:p>770</text:p>
          </table:table-cell>
          <table:table-cell table:style-name="ce1" table:formula="of:=323+511" office:value-type="float" office:value="834">
            <text:p>834</text:p>
          </table:table-cell>
          <table:table-cell table:style-name="ce1" table:formula="of:=226+505" office:value-type="float" office:value="731">
            <text:p>731</text:p>
          </table:table-cell>
          <table:table-cell table:style-name="ce1" table:formula="of:=286+515" office:value-type="float" office:value="801">
            <text:p>801</text:p>
          </table:table-cell>
          <table:table-cell table:style-name="ce1" table:formula="of:=SUM([.B3:.M3])" office:value-type="float" office:value="9056">
            <text:p>9056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 Total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7">
            <text:p>57</text:p>
          </table:table-cell>
          <table:table-cell table:style-name="ce1" table:formula="of:=SUM([.B4:.M4])" office:value-type="float" office:value="952">
            <text:p>952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 Hommes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table:formula="of:=SUM([.B5:.M5])" office:value-type="float" office:value="39">
            <text:p>39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 Femmes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formula="of:=SUM([.B6:.M6])" office:value-type="float" office:value="25">
            <text:p>25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12" table:number-columns-spanned="12" table:number-rows-spanned="1">
            <text:p>2012</text:p>
          </table:table-cell>
          <table:covered-table-cell table:number-columns-repeated="11" table:style-name="ce2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table:formula="of:=459+295" office:value-type="float" office:value="754">
            <text:p>754</text:p>
          </table:table-cell>
          <table:table-cell table:style-name="ce1" table:formula="of:=279+418" office:value-type="float" office:value="697">
            <text:p>697</text:p>
          </table:table-cell>
          <table:table-cell table:style-name="ce1" table:formula="of:=265+471" office:value-type="float" office:value="736">
            <text:p>736</text:p>
          </table:table-cell>
          <table:table-cell table:style-name="ce1" table:formula="of:=264+457" office:value-type="float" office:value="721">
            <text:p>721</text:p>
          </table:table-cell>
          <table:table-cell table:style-name="ce1" table:formula="of:=268+482" office:value-type="float" office:value="750">
            <text:p>750</text:p>
          </table:table-cell>
          <table:table-cell table:style-name="ce1" table:formula="of:=275+415" office:value-type="float" office:value="690">
            <text:p>690</text:p>
          </table:table-cell>
          <table:table-cell table:style-name="ce1" table:formula="of:=301+529" office:value-type="float" office:value="830">
            <text:p>830</text:p>
          </table:table-cell>
          <table:table-cell table:style-name="ce1" table:formula="of:=292+512" office:value-type="float" office:value="804">
            <text:p>804</text:p>
          </table:table-cell>
          <table:table-cell table:style-name="ce1" table:formula="of:=296+508" office:value-type="float" office:value="804">
            <text:p>804</text:p>
          </table:table-cell>
          <table:table-cell table:style-name="ce1" table:formula="of:=290+527" office:value-type="float" office:value="817">
            <text:p>817</text:p>
          </table:table-cell>
          <table:table-cell table:style-name="ce1" table:formula="of:=250+479" office:value-type="float" office:value="729">
            <text:p>729</text:p>
          </table:table-cell>
          <table:table-cell table:style-name="ce1" table:formula="of:=279+490" office:value-type="float" office:value="769">
            <text:p>769</text:p>
          </table:table-cell>
          <table:table-cell table:style-name="ce1" table:formula="of:=SUM([.B8:.M8])" office:value-type="float" office:value="9101">
            <text:p>9101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7">
            <text:p>67</text:p>
          </table:table-cell>
          <table:table-cell table:style-name="ce1" table:formula="of:=SUM([.B9:.M9])" office:value-type="float" office:value="920">
            <text:p>920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11" table:number-columns-spanned="12" table:number-rows-spanned="1">
            <text:p>2011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table:formula="of:=462+271" office:value-type="float" office:value="733">
            <text:p>733</text:p>
          </table:table-cell>
          <table:table-cell table:style-name="ce1" table:formula="of:=443+268" office:value-type="float" office:value="711">
            <text:p>711</text:p>
          </table:table-cell>
          <table:table-cell table:style-name="ce1" table:formula="of:=450+275" office:value-type="float" office:value="725">
            <text:p>725</text:p>
          </table:table-cell>
          <table:table-cell table:style-name="ce1" table:formula="of:=409+250" office:value-type="float" office:value="659">
            <text:p>659</text:p>
          </table:table-cell>
          <table:table-cell table:style-name="ce1" table:formula="of:=311+438" office:value-type="float" office:value="749">
            <text:p>749</text:p>
          </table:table-cell>
          <table:table-cell table:style-name="ce1" table:formula="of:=269+518" office:value-type="float" office:value="787">
            <text:p>787</text:p>
          </table:table-cell>
          <table:table-cell table:style-name="ce1" table:formula="of:=315+528" office:value-type="float" office:value="843">
            <text:p>843</text:p>
          </table:table-cell>
          <table:table-cell table:style-name="ce1" table:formula="of:=267+472" office:value-type="float" office:value="739">
            <text:p>739</text:p>
          </table:table-cell>
          <table:table-cell table:style-name="ce1" table:formula="of:=264+501" office:value-type="float" office:value="765">
            <text:p>765</text:p>
          </table:table-cell>
          <table:table-cell table:style-name="ce1" table:formula="of:=282+489" office:value-type="float" office:value="771">
            <text:p>771</text:p>
          </table:table-cell>
          <table:table-cell table:style-name="ce1" table:formula="of:=261+476" office:value-type="float" office:value="737">
            <text:p>737</text:p>
          </table:table-cell>
          <table:table-cell table:style-name="ce1" table:formula="of:=296+495" office:value-type="float" office:value="791">
            <text:p>791</text:p>
          </table:table-cell>
          <table:table-cell table:formula="of:=SUM([.B11:.M11])" office:value-type="float" office:value="9010">
            <text:p>9010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0">
            <text:p>40</text:p>
          </table:table-cell>
          <table:table-cell table:formula="of:=SUM([.B12:.M12])" office:value-type="float" office:value="881">
            <text:p>881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10" table:number-columns-spanned="12" table:number-rows-spanned="1">
            <text:p>2010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table:formula="of:=266+437" office:value-type="float" office:value="703">
            <text:p>703</text:p>
          </table:table-cell>
          <table:table-cell table:style-name="ce1" table:formula="of:=246+423" office:value-type="float" office:value="669">
            <text:p>669</text:p>
          </table:table-cell>
          <table:table-cell table:style-name="ce1" table:formula="of:=272+460" office:value-type="float" office:value="732">
            <text:p>732</text:p>
          </table:table-cell>
          <table:table-cell table:style-name="ce1" table:formula="of:=252+428" office:value-type="float" office:value="680">
            <text:p>680</text:p>
          </table:table-cell>
          <table:table-cell table:style-name="ce1" table:formula="of:=273+476" office:value-type="float" office:value="749">
            <text:p>749</text:p>
          </table:table-cell>
          <table:table-cell table:style-name="ce1" table:formula="of:=271+456" office:value-type="float" office:value="727">
            <text:p>727</text:p>
          </table:table-cell>
          <table:table-cell table:style-name="ce1" table:formula="of:=304+531" office:value-type="float" office:value="835">
            <text:p>835</text:p>
          </table:table-cell>
          <table:table-cell table:style-name="ce1" table:formula="of:=285+492" office:value-type="float" office:value="777">
            <text:p>777</text:p>
          </table:table-cell>
          <table:table-cell table:style-name="ce1" table:formula="of:=287+506" office:value-type="float" office:value="793">
            <text:p>793</text:p>
          </table:table-cell>
          <table:table-cell table:style-name="ce1" table:formula="of:=267+541" office:value-type="float" office:value="808">
            <text:p>808</text:p>
          </table:table-cell>
          <table:table-cell table:style-name="ce1" table:formula="of:=193+591" office:value-type="float" office:value="784">
            <text:p>784</text:p>
          </table:table-cell>
          <table:table-cell table:style-name="ce1" table:formula="of:=236+498" office:value-type="float" office:value="734">
            <text:p>734</text:p>
          </table:table-cell>
          <table:table-cell table:formula="of:=SUM([.B14:.M14])" office:value-type="float" office:value="8991">
            <text:p>8991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8">
            <text:p>58</text:p>
          </table:table-cell>
          <table:table-cell table:formula="of:=SUM([.B15:.M15])" office:value-type="float" office:value="856">
            <text:p>856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9" table:number-columns-spanned="12" table:number-rows-spanned="1">
            <text:p>2009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table:formula="of:=192+487" office:value-type="float" office:value="679">
            <text:p>679</text:p>
          </table:table-cell>
          <table:table-cell table:style-name="ce1" table:formula="of:=214+417" office:value-type="float" office:value="631">
            <text:p>631</text:p>
          </table:table-cell>
          <table:table-cell table:style-name="ce1" table:formula="of:=237+508" office:value-type="float" office:value="745">
            <text:p>745</text:p>
          </table:table-cell>
          <table:table-cell table:style-name="ce1" table:formula="of:=235+490" office:value-type="float" office:value="725">
            <text:p>725</text:p>
          </table:table-cell>
          <table:table-cell table:style-name="ce1" table:formula="of:=238+477" office:value-type="float" office:value="715">
            <text:p>715</text:p>
          </table:table-cell>
          <table:table-cell table:style-name="ce1" table:formula="of:=244+469" office:value-type="float" office:value="713">
            <text:p>713</text:p>
          </table:table-cell>
          <table:table-cell table:style-name="ce1" table:formula="of:=300+503" office:value-type="float" office:value="803">
            <text:p>803</text:p>
          </table:table-cell>
          <table:table-cell table:style-name="ce1" table:formula="of:=289+495" office:value-type="float" office:value="784">
            <text:p>784</text:p>
          </table:table-cell>
          <table:table-cell table:style-name="ce1" table:formula="of:=266+496" office:value-type="float" office:value="762">
            <text:p>762</text:p>
          </table:table-cell>
          <table:table-cell table:style-name="ce1" table:formula="of:=274+516" office:value-type="float" office:value="790">
            <text:p>790</text:p>
          </table:table-cell>
          <table:table-cell table:style-name="ce1" table:formula="of:=261+466" office:value-type="float" office:value="727">
            <text:p>727</text:p>
          </table:table-cell>
          <table:table-cell table:style-name="ce1" table:formula="of:=265+502" office:value-type="float" office:value="767">
            <text:p>767</text:p>
          </table:table-cell>
          <table:table-cell table:formula="of:=SUM([.B17:.M17])" office:value-type="float" office:value="8841">
            <text:p>8841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9">
            <text:p>79</text:p>
          </table:table-cell>
          <table:table-cell table:number-columns-repeated="2" table:style-name="ce1" office:value-type="float" office:value="48">
            <text:p>48</text:p>
          </table:table-cell>
          <table:table-cell table:formula="of:=SUM([.B18:.M18])" office:value-type="float" office:value="922">
            <text:p>922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8" table:number-columns-spanned="12" table:number-rows-spanned="1">
            <text:p>2008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13">
            <text:p>713</text:p>
          </table:table-cell>
          <table:table-cell table:formula="of:=SUM([.B20:.M20])" office:value-type="float" office:value="8728">
            <text:p>8728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13">
            <text:p>113</text:p>
          </table:table-cell>
          <table:table-cell table:number-columns-repeated="2" table:style-name="ce1" office:value-type="float" office:value="117">
            <text:p>11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3">
            <text:p>53</text:p>
          </table:table-cell>
          <table:table-cell table:formula="of:=SUM([.B21:.M21])" office:value-type="float" office:value="869">
            <text:p>869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7" table:number-columns-spanned="12" table:number-rows-spanned="1">
            <text:p>2007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41">
            <text:p>741</text:p>
          </table:table-cell>
          <table:table-cell table:formula="of:=SUM([.B23:.M23])" office:value-type="float" office:value="8570">
            <text:p>8570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2">
            <text:p>52</text:p>
          </table:table-cell>
          <table:table-cell table:formula="of:=SUM([.B24:.M24])" office:value-type="float" office:value="868">
            <text:p>868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6" table:number-columns-spanned="12" table:number-rows-spanned="1">
            <text:p>2006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65">
            <text:p>665</text:p>
          </table:table-cell>
          <table:table-cell table:formula="of:=SUM([.B26:.M26])" office:value-type="float" office:value="8389">
            <text:p>8389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0">
            <text:p>60</text:p>
          </table:table-cell>
          <table:table-cell table:formula="of:=SUM([.B27:.M27])" office:value-type="float" office:value="905">
            <text:p>905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5" table:number-columns-spanned="12" table:number-rows-spanned="1">
            <text:p>2005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99">
            <text:p>699</text:p>
          </table:table-cell>
          <table:table-cell table:formula="of:=SUM([.B29:.M29])" office:value-type="float" office:value="7980">
            <text:p>7980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3">
            <text:p>53</text:p>
          </table:table-cell>
          <table:table-cell table:formula="of:=SUM([.B30:.M30])" office:value-type="float" office:value="1014">
            <text:p>1014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4" table:number-columns-spanned="12" table:number-rows-spanned="1">
            <text:p>2004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4">
            <text:p>724</text:p>
          </table:table-cell>
          <table:table-cell table:formula="of:=SUM([.B32:.M32])" office:value-type="float" office:value="7965">
            <text:p>7965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3">
            <text:p>83</text:p>
          </table:table-cell>
          <table:table-cell table:formula="of:=SUM([.B33:.M33])" office:value-type="float" office:value="1030">
            <text:p>1030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3" table:number-columns-spanned="12" table:number-rows-spanned="1">
            <text:p>2003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62">
            <text:p>662</text:p>
          </table:table-cell>
          <table:table-cell table:formula="of:=SUM([.B35:.M35])" office:value-type="float" office:value="8116">
            <text:p>8116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0">
            <text:p>80</text:p>
          </table:table-cell>
          <table:table-cell table:formula="of:=SUM([.B36:.M36])" office:value-type="float" office:value="987">
            <text:p>987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2" table:number-columns-spanned="12" table:number-rows-spanned="1">
            <text:p>2002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76">
            <text:p>676</text:p>
          </table:table-cell>
          <table:table-cell table:formula="of:=SUM([.B38:.M38])" office:value-type="float" office:value="8126">
            <text:p>8126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1">
            <text:p>51</text:p>
          </table:table-cell>
          <table:table-cell table:formula="of:=SUM([.B39:.M39])" office:value-type="float" office:value="917">
            <text:p>917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1" table:number-columns-spanned="12" table:number-rows-spanned="1">
            <text:p>2001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672">
            <text:p>672</text:p>
          </table:table-cell>
          <table:table-cell table:formula="of:=SUM([.B41:.M41])" office:value-type="float" office:value="8171">
            <text:p>8171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4">
            <text:p>64</text:p>
          </table:table-cell>
          <table:table-cell table:formula="of:=SUM([.B42:.M42])" office:value-type="float" office:value="870">
            <text:p>870</text:p>
          </table:table-cell>
          <table:table-cell table:number-columns-repeated="242"/>
        </table:table-row>
        <table:table-row table:style-name="ro2">
          <table:table-cell table:style-name="ce1"/>
          <table:table-cell table:style-name="ce2" office:value-type="float" office:value="2000" table:number-columns-spanned="12" table:number-rows-spanned="1">
            <text:p>2000</text:p>
          </table:table-cell>
          <table:covered-table-cell table:number-columns-repeated="10" table:style-name="ce3"/>
          <table:covered-table-cell table:style-name="ce4"/>
          <table:table-cell table:number-columns-repeated="243"/>
        </table:table-row>
        <table:table-row table:style-name="ro2">
          <table:table-cell table:style-name="ce1" office:value-type="string">
            <text:p>Naissance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32">
            <text:p>632</text:p>
          </table:table-cell>
          <table:table-cell table:formula="of:=SUM([.B44:.M44])" office:value-type="float" office:value="7960">
            <text:p>7960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ariage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8">
            <text:p>38</text:p>
          </table:table-cell>
          <table:table-cell table:number-columns-repeated="2" table:style-name="ce1" office:value-type="float" office:value="66">
            <text:p>66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6">
            <text:p>56</text:p>
          </table:table-cell>
          <table:table-cell table:formula="of:=SUM([.B45:.M45])" office:value-type="float" office:value="804">
            <text:p>804</text:p>
          </table:table-cell>
          <table:table-cell table:number-columns-repeated="242"/>
        </table:table-row>
        <table:table-row table:style-name="ro2" table:number-rows-repeated="104853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/04/2014</text:date>, <text:time>16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EtatCivil" style:display-name="PageStyle_VilleMTP_MTP_EtatCiv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RRE, Fabien</meta:initial-creator>
    <meta:creation-date>2012-03-29T14:30:28</meta:creation-date>
    <dc:creator>john smith</dc:creator>
    <dc:date>2014-04-08T16:38:50</dc:date>
    <meta:document-statistic meta:table-count="1" meta:cell-count="447" meta:object-count="0"/>
    <meta:generator>OpenOffice/4.0.1$Win32 OpenOffice.org_project/401m5$Build-9714</meta:generator>
  </office:meta>
</office:document-meta>
</file>